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06cm"/>
    </style:style>
    <style:style style:name="co4" style:family="table-column">
      <style:table-column-properties fo:break-before="auto" style:column-width="3.12cm"/>
    </style:style>
    <style:style style:name="co5" style:family="table-column">
      <style:table-column-properties fo:break-before="auto" style:column-width="0.607cm"/>
    </style:style>
    <style:style style:name="co6" style:family="table-column">
      <style:table-column-properties fo:break-before="auto" style:column-width="3.602cm"/>
    </style:style>
    <style:style style:name="co7" style:family="table-column">
      <style:table-column-properties fo:break-before="auto" style:column-width="2.91cm"/>
    </style:style>
    <style:style style:name="co8" style:family="table-column">
      <style:table-column-properties fo:break-before="auto" style:column-width="2.9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ackground-color="#bf819e"/>
    </style:style>
    <style:style style:name="ce8" style:family="table-cell" style:parent-style-name="Default">
      <style:table-cell-properties fo:background-color="#ff860d"/>
    </style:style>
    <style:style style:name="ce9" style:family="table-cell" style:parent-style-name="Default">
      <style:table-cell-properties fo:background-color="#ffff38"/>
    </style:style>
    <style:style style:name="ce10" style:family="table-cell" style:parent-style-name="Default">
      <style:table-cell-properties fo:background-color="#3465a4"/>
    </style:style>
    <style:style style:name="ce16" style:family="table-cell" style:parent-style-name="Default">
      <style:map style:condition="is-true-formula(ISBLANK([.$C$28:.$C$105]))" style:apply-style-name="Untitled7" style:base-cell-address="Master.B28"/>
      <style:map style:condition="is-true-formula([.$C$28:.$C$105]=[.$A$8])" style:apply-style-name="Untitled9" style:base-cell-address="Master.B28"/>
      <style:map style:condition="is-true-formula([.$C$28:.$C$105]=[.$A$9])" style:apply-style-name="Untitled10" style:base-cell-address="Master.B28"/>
      <style:map style:condition="is-true-formula([.$C$28:.$C$105]=[.$A$10])" style:apply-style-name="Untitled11" style:base-cell-address="Master.B28"/>
      <style:map style:condition="is-true-formula([.$C$28:.$C$105]=[.$A$11])" style:apply-style-name="Untitled12" style:base-cell-address="Master.B28"/>
      <style:map style:condition="is-true-formula([.$C$28:.$C$105]=[.$A$12])" style:apply-style-name="Untitled13" style:base-cell-address="Master.B28"/>
    </style:style>
    <style:style style:name="ce15" style:family="table-cell" style:parent-style-name="Default">
      <style:map style:condition="is-true-formula(ISBLANK([.$C$28:.$C$105]))" style:apply-style-name="Untitled7" style:base-cell-address="Master.B28"/>
      <style:map style:condition="is-true-formula([.$C$28:.$C$105]=[.$A$8])" style:apply-style-name="Untitled9" style:base-cell-address="Master.B28"/>
      <style:map style:condition="is-true-formula([.$C$28:.$C$105]=[.$A$9])" style:apply-style-name="Untitled10" style:base-cell-address="Master.B28"/>
      <style:map style:condition="is-true-formula([.$C$28:.$C$105]=[.$A$10])" style:apply-style-name="Untitled11" style:base-cell-address="Master.B28"/>
      <style:map style:condition="is-true-formula([.$C$28:.$C$105]=[.$A$11])" style:apply-style-name="Untitled12" style:base-cell-address="Master.B28"/>
      <style:map style:condition="is-true-formula([.$C$28:.$C$105]=[.$A$12])" style:apply-style-name="Untitled13" style:base-cell-address="Master.B28"/>
    </style:style>
    <style:style style:name="ce1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999999"/>
    </style:style>
    <style:style style:name="ce19" style:family="table-cell" style:parent-style-name="Default">
      <style:map style:condition="is-true-formula(ISBLANK([.$H$28:.$H$105]))" style:apply-style-name="Untitled7" style:base-cell-address="Master.G28"/>
      <style:map style:condition="is-true-formula([.$H$28:.$H$105]=[.$A$8])" style:apply-style-name="Untitled9" style:base-cell-address="Master.G28"/>
      <style:map style:condition="is-true-formula([.$H$28:.$H$105]=[.$A$9])" style:apply-style-name="Untitled10" style:base-cell-address="Master.G28"/>
      <style:map style:condition="is-true-formula([.$H$28:.$H$105]=[.$A$10])" style:apply-style-name="Untitled11" style:base-cell-address="Master.G28"/>
      <style:map style:condition="is-true-formula([.$H$28:.$H$105]=[.$A$11])" style:apply-style-name="Untitled12" style:base-cell-address="Master.G28"/>
      <style:map style:condition="is-true-formula([.$H$28:.$H$105]=[.$A$12])" style:apply-style-name="Untitled13" style:base-cell-address="Master.G28"/>
    </style:style>
    <style:style style:name="gr1" style:family="graphic">
      <style:graphic-properties fo:background-color="#f7d1d5"/>
    </style:style>
    <style:style style:name="gr2" style:family="graphic">
      <style:graphic-properties fo:background-color="#95c2b0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[$Master.$A$8:$Master.$A$18])" table:allow-empty-cell="true" table:display-list="unsorted" table:base-cell-address="Master.C29">
          <table:error-message table:message-type="stop" table:display="true"/>
        </table:content-validation>
      </table:content-validations>
      <table:table table:name="Mast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2" form:control-implementation="ooo:com.sun.star.form.component.CommandButton" xml:id="control1" form:id="control1" form:label="Clear Al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learCellsInRange?language=Basic&amp;location=application" xlink:type="simple"/>
              </office:event-listeners>
            </form:button>
            <form:button form:name="Push Button 1" form:control-implementation="ooo:com.sun.star.form.component.CommandButton" xml:id="control2" form:id="control2" form:label="CLICK HERE" form:button-type="url" office:target-frame="" xlink:href="https://www.sixamps.com/posts/motorcycle-luggage-packing-guide/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name="Control 1" draw:style-name="gr1" draw:text-style-name="P1" svg:width="3.712cm" svg:height="0.452cm" svg:x="10.888cm" svg:y="0cm" draw:control="control2"/>
        </table:shapes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column table:style-name="co5" table:default-cell-style-name="ce22"/>
        <table:table-column table:style-name="co6" table:default-cell-style-name="Default"/>
        <table:table-column table:style-name="co2" table:default-cell-style-name="ce19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Go to this link for a tutorial on how to use this packing guide -</text:p>
          </table:table-cell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  <table:covered-table-cell table:number-columns-repeated="3"/>
        </table:table-row>
        <table:table-row table:style-name="ro1">
          <table:table-cell office:value-type="string" calcext:value-type="string" table:number-columns-spanned="10" table:number-rows-spanned="1">
            <text:p>Feel free to contact me if you have any questions/suggestions.</text:p>
          </table:table-cell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  <table:covered-table-cell table:number-columns-repeated="3"/>
        </table:table-row>
        <table:table-row table:style-name="ro1">
          <table:table-cell office:value-type="string" calcext:value-type="string">
            <text:p>Instagram</text:p>
          </table:table-cell>
          <table:table-cell table:style-name="Default" office:value-type="string" calcext:value-type="string">
            <text:p>sixamps_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eddit</text:p>
          </table:table-cell>
          <table:table-cell table:style-name="Default" office:value-type="string" calcext:value-type="string">
            <text:p>sixamps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mail</text:p>
          </table:table-cell>
          <table:table-cell table:style-name="Default" office:value-type="string" calcext:value-type="string" table:number-columns-spanned="2" table:number-rows-spanned="1">
            <text:p><text:a xlink:href="mailto:thinkingpeanuts@gmail.com" xlink:type="simple">thinkingpeanuts@gmail.com</text:a></text:p>
          </table:table-cell>
          <table:covered-table-cell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table:number-columns-spanned="10" table:number-rows-spanned="1"/>
          <table:covered-table-cell table:number-columns-repeated="3" table:style-name="ce1"/>
          <table:covered-table-cell table:style-name="ce20"/>
          <table:covered-table-cell table:number-columns-repeated="5" table:style-name="ce1"/>
        </table:table-row>
        <table:table-row table:style-name="ro1">
          <table:table-cell table:style-name="ce1" office:value-type="string" calcext:value-type="string" table:number-columns-spanned="10" table:number-rows-spanned="1">
            <text:p>List your luggage bags in the cells below(upto 5 bags in cell range A8 to A12)</text:p>
          </table:table-cell>
          <table:covered-table-cell table:number-columns-repeated="3" table:style-name="ce1"/>
          <table:covered-table-cell table:style-name="ce20"/>
          <table:covered-table-cell table:number-columns-repeated="5" table:style-name="ce1"/>
        </table:table-row>
        <table:table-row table:style-name="ro1">
          <table:table-cell office:value-type="string" calcext:value-type="string">
            <text:p>Tail Bag</text:p>
          </table:table-cell>
          <table:table-cell table:style-name="ce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ank Bag</text:p>
          </table:table-cell>
          <table:table-cell table:style-name="ce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ft Saddle Bag</text:p>
          </table:table-cell>
          <table:table-cell table:style-name="ce8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ight Saddle Bag</text:p>
          </table:table-cell>
          <table:table-cell table:style-name="ce9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ag 5</text:p>
          </table:table-cell>
          <table:table-cell table:style-name="ce10"/>
          <table:table-cell table:number-columns-repeated="4"/>
          <table:table-cell table:style-name="Default"/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content-validation-name="val1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spanned="1" table:number-rows-spanned="2">
            <draw:control table:end-cell-address="Master.A20" table:end-x="5.676cm" table:end-y="0.451cm" draw:z-index="1" draw:name="Control 2" draw:style-name="gr2" draw:text-style-name="P1" svg:width="5.676cm" svg:height="0.903cm" svg:x="0cm" svg:y="0cm" draw:control="control1"/>
          </table:table-cell>
          <table:table-cell table:style-name="Default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covered-table-cell/>
          <table:table-cell table:style-name="Default"/>
          <table:table-cell table:number-columns-repeated="4"/>
          <table:table-cell table:style-name="Default"/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CLOTHES</text:p>
          </table:table-cell>
          <table:table-cell table:style-name="ce1" office:value-type="string" calcext:value-type="string" table:number-columns-spanned="1" table:number-rows-spanned="2">
            <text:p>Yes/No</text:p>
          </table:table-cell>
          <table:table-cell table:style-name="ce18" office:value-type="string" calcext:value-type="string" table:number-columns-spanned="1" table:number-rows-spanned="2">
            <text:p>Location (Dropdown)</text:p>
          </table:table-cell>
          <table:table-cell table:style-name="ce1" office:value-type="string" calcext:value-type="string" table:number-columns-spanned="1" table:number-rows-spanned="2">
            <text:p>Notes</text:p>
          </table:table-cell>
          <table:table-cell/>
          <table:table-cell table:style-name="ce1" office:value-type="string" calcext:value-type="string" table:number-columns-spanned="1" table:number-rows-spanned="2">
            <text:p>BATHROOM KIT</text:p>
          </table:table-cell>
          <table:table-cell table:style-name="ce1" office:value-type="string" calcext:value-type="string" table:number-columns-spanned="1" table:number-rows-spanned="2">
            <text:p>Yes/No</text:p>
          </table:table-cell>
          <table:table-cell table:style-name="ce18" office:value-type="string" calcext:value-type="string" table:number-columns-spanned="1" table:number-rows-spanned="2">
            <text:p>Location (Dropdown)</text:p>
          </table:table-cell>
          <table:table-cell table:style-name="ce1" office:value-type="string" calcext:value-type="string" table:number-columns-spanned="1" table:number-rows-spanned="2">
            <text:p>Notes</text:p>
          </table:table-cell>
          <table:table-cell/>
        </table:table-row>
        <table:table-row table:style-name="ro1">
          <table:covered-table-cell table:number-columns-repeated="2" table:style-name="ce1"/>
          <table:covered-table-cell table:style-name="ce18"/>
          <table:covered-table-cell/>
          <table:table-cell/>
          <table:covered-table-cell table:number-columns-repeated="2" table:style-name="ce1"/>
          <table:covered-table-cell table:style-name="ce18"/>
          <table:covered-table-cell/>
          <table:table-cell/>
        </table:table-row>
        <table:table-row table:style-name="ro1">
          <table:table-cell table:style-name="ce1" table:number-columns-repeated="2"/>
          <table:table-cell table:style-name="ce18"/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Quick Dry T-shirts</text:p>
          </table:table-cell>
          <table:table-cell/>
          <table:table-cell table:content-validation-name="val1"/>
          <table:table-cell table:number-columns-repeated="2"/>
          <table:table-cell office:value-type="string" calcext:value-type="string">
            <text:p>Brush</text:p>
          </table:table-cell>
          <table:table-cell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Cotton T-shirts</text:p>
          </table:table-cell>
          <table:table-cell/>
          <table:table-cell table:content-validation-name="val1"/>
          <table:table-cell table:number-columns-repeated="2"/>
          <table:table-cell office:value-type="string" calcext:value-type="string">
            <text:p>Toothpaste</text:p>
          </table:table-cell>
          <table:table-cell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Jeans</text:p>
          </table:table-cell>
          <table:table-cell/>
          <table:table-cell table:content-validation-name="val1"/>
          <table:table-cell table:number-columns-repeated="2"/>
          <table:table-cell office:value-type="string" calcext:value-type="string">
            <text:p>Tongue cleaner</text:p>
          </table:table-cell>
          <table:table-cell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Belt</text:p>
          </table:table-cell>
          <table:table-cell/>
          <table:table-cell table:content-validation-name="val1"/>
          <table:table-cell table:number-columns-repeated="2"/>
          <table:table-cell office:value-type="string" calcext:value-type="string">
            <text:p>Soap/Body Wash</text:p>
          </table:table-cell>
          <table:table-cell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Shorts</text:p>
          </table:table-cell>
          <table:table-cell/>
          <table:table-cell table:content-validation-name="val1"/>
          <table:table-cell table:number-columns-repeated="2"/>
          <table:table-cell office:value-type="string" calcext:value-type="string">
            <text:p>Shampoo</text:p>
          </table:table-cell>
          <table:table-cell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Track pants</text:p>
          </table:table-cell>
          <table:table-cell/>
          <table:table-cell table:content-validation-name="val1"/>
          <table:table-cell table:number-columns-repeated="2"/>
          <table:table-cell office:value-type="string" calcext:value-type="string">
            <text:p>Conditioner</text:p>
          </table:table-cell>
          <table:table-cell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Underwear</text:p>
          </table:table-cell>
          <table:table-cell/>
          <table:table-cell table:content-validation-name="val1"/>
          <table:table-cell table:number-columns-repeated="2"/>
          <table:table-cell office:value-type="string" calcext:value-type="string">
            <text:p>Face Wash</text:p>
          </table:table-cell>
          <table:table-cell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Undershirt</text:p>
          </table:table-cell>
          <table:table-cell/>
          <table:table-cell table:content-validation-name="val1"/>
          <table:table-cell table:number-columns-repeated="2"/>
          <table:table-cell office:value-type="string" calcext:value-type="string">
            <text:p>Deodorant</text:p>
          </table:table-cell>
          <table:table-cell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Socks</text:p>
          </table:table-cell>
          <table:table-cell/>
          <table:table-cell table:content-validation-name="val1"/>
          <table:table-cell table:number-columns-repeated="3"/>
          <table:table-cell table:style-name="Default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Sports Shoes</text:p>
          </table:table-cell>
          <table:table-cell/>
          <table:table-cell table:content-validation-name="val1"/>
          <table:table-cell table:number-columns-repeated="2"/>
          <table:table-cell table:style-name="ce1" office:value-type="string" calcext:value-type="string">
            <text:p>FOOD &amp; DRINKS</text:p>
          </table:table-cell>
          <table:table-cell table:style-name="Default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Sandals</text:p>
          </table:table-cell>
          <table:table-cell/>
          <table:table-cell table:content-validation-name="val1"/>
          <table:table-cell table:number-columns-repeated="2"/>
          <table:table-cell office:value-type="string" calcext:value-type="string">
            <text:p>Parle G</text:p>
          </table:table-cell>
          <table:table-cell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Bath Towel</text:p>
          </table:table-cell>
          <table:table-cell/>
          <table:table-cell table:content-validation-name="val1"/>
          <table:table-cell table:number-columns-repeated="2"/>
          <table:table-cell office:value-type="string" calcext:value-type="string">
            <text:p>Protein Bars</text:p>
          </table:table-cell>
          <table:table-cell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Cap</text:p>
          </table:table-cell>
          <table:table-cell/>
          <table:table-cell table:content-validation-name="val1"/>
          <table:table-cell table:number-columns-repeated="2"/>
          <table:table-cell office:value-type="string" calcext:value-type="string">
            <text:p>Chips</text:p>
          </table:table-cell>
          <table:table-cell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Handkerchiefs</text:p>
          </table:table-cell>
          <table:table-cell/>
          <table:table-cell table:content-validation-name="val1"/>
          <table:table-cell table:number-columns-repeated="2"/>
          <table:table-cell office:value-type="string" calcext:value-type="string">
            <text:p>Insulated water bottle</text:p>
          </table:table-cell>
          <table:table-cell/>
          <table:table-cell table:content-validation-name="val1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content-validation-name="val1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3" table:number-rows-spanned="1">
            <text:p>MAINTENANCE &amp; SPARE PARTS</text:p>
          </table:table-cell>
          <table:covered-table-cell table:style-name="ce15"/>
          <table:covered-table-cell/>
          <table:table-cell table:number-columns-repeated="2"/>
          <table:table-cell table:style-name="ce1" office:value-type="string" calcext:value-type="string">
            <text:p>ELECTRONIC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yre Inflator</text:p>
          </table:table-cell>
          <table:table-cell/>
          <table:table-cell table:content-validation-name="val1"/>
          <table:table-cell table:number-columns-repeated="2"/>
          <table:table-cell office:value-type="string" calcext:value-type="string">
            <text:p>Powerbank</text:p>
          </table:table-cell>
          <table:table-cell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Extra Brake and Clutch Levers</text:p>
          </table:table-cell>
          <table:table-cell/>
          <table:table-cell table:content-validation-name="val1"/>
          <table:table-cell table:number-columns-repeated="2"/>
          <table:table-cell office:value-type="string" calcext:value-type="string">
            <text:p>Charger</text:p>
          </table:table-cell>
          <table:table-cell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Extra Mirror</text:p>
          </table:table-cell>
          <table:table-cell/>
          <table:table-cell table:content-validation-name="val1"/>
          <table:table-cell table:number-columns-repeated="2"/>
          <table:table-cell office:value-type="string" calcext:value-type="string">
            <text:p>USB A to C</text:p>
          </table:table-cell>
          <table:table-cell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Extra Clutch Cable</text:p>
          </table:table-cell>
          <table:table-cell/>
          <table:table-cell table:content-validation-name="val1"/>
          <table:table-cell table:number-columns-repeated="2"/>
          <table:table-cell office:value-type="string" calcext:value-type="string">
            <text:p>USB A to Micro B</text:p>
          </table:table-cell>
          <table:table-cell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Chain Cleaner</text:p>
          </table:table-cell>
          <table:table-cell/>
          <table:table-cell table:content-validation-name="val1"/>
          <table:table-cell table:number-columns-repeated="2"/>
          <table:table-cell office:value-type="string" calcext:value-type="string">
            <text:p>USB C to C</text:p>
          </table:table-cell>
          <table:table-cell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Chain Lube</text:p>
          </table:table-cell>
          <table:table-cell/>
          <table:table-cell table:content-validation-name="val1"/>
          <table:table-cell table:number-columns-repeated="2"/>
          <table:table-cell office:value-type="string" calcext:value-type="string">
            <text:p>Earphones</text:p>
          </table:table-cell>
          <table:table-cell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Cleaning cloth</text:p>
          </table:table-cell>
          <table:table-cell/>
          <table:table-cell table:content-validation-name="val1"/>
          <table:table-cell table:number-columns-repeated="2"/>
          <table:table-cell office:value-type="string" calcext:value-type="string">
            <text:p>Sim tray opener tool</text:p>
          </table:table-cell>
          <table:table-cell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Cleaning brush</text:p>
          </table:table-cell>
          <table:table-cell/>
          <table:table-cell table:content-validation-name="val1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sposable Gloves</text:p>
          </table:table-cell>
          <table:table-cell/>
          <table:table-cell table:content-validation-name="val1"/>
          <table:table-cell table:number-columns-repeated="2"/>
          <table:table-cell table:style-name="ce1" office:value-type="string" calcext:value-type="string">
            <text:p>EXTRA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ubeless Tyre Puncture Kit</text:p>
          </table:table-cell>
          <table:table-cell/>
          <table:table-cell table:content-validation-name="val1"/>
          <table:table-cell table:number-columns-repeated="2"/>
          <table:table-cell office:value-type="string" calcext:value-type="string">
            <text:p>Add more items below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Zip ties</text:p>
          </table:table-cell>
          <table:table-cell/>
          <table:table-cell table:content-validation-name="val1"/>
          <table:table-cell table:number-columns-repeated="4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Scissors</text:p>
          </table:table-cell>
          <table:table-cell/>
          <table:table-cell table:content-validation-name="val1"/>
          <table:table-cell table:number-columns-repeated="4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Electrical tape</text:p>
          </table:table-cell>
          <table:table-cell/>
          <table:table-cell table:content-validation-name="val1"/>
          <table:table-cell table:number-columns-repeated="4"/>
          <table:table-cell table:content-validation-name="val1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  <table:table-cell table:content-validation-name="val1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3" table:number-rows-spanned="1">
            <text:p>MISCELLANEOUS</text:p>
          </table:table-cell>
          <table:covered-table-cell table:style-name="ce15"/>
          <table:covered-table-cell/>
          <table:table-cell table:number-columns-repeated="4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Driver's License</text:p>
          </table:table-cell>
          <table:table-cell/>
          <table:table-cell table:content-validation-name="val1"/>
          <table:table-cell table:number-columns-repeated="4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Registration Certificate</text:p>
          </table:table-cell>
          <table:table-cell/>
          <table:table-cell table:content-validation-name="val1"/>
          <table:table-cell table:number-columns-repeated="4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Insurance</text:p>
          </table:table-cell>
          <table:table-cell/>
          <table:table-cell table:content-validation-name="val1"/>
          <table:table-cell table:number-columns-repeated="4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PUC</text:p>
          </table:table-cell>
          <table:table-cell/>
          <table:table-cell table:content-validation-name="val1"/>
          <table:table-cell table:number-columns-repeated="4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Owner's Manual</text:p>
          </table:table-cell>
          <table:table-cell/>
          <table:table-cell table:content-validation-name="val1"/>
          <table:table-cell table:number-columns-repeated="4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Extra motorcycle key </text:p>
          </table:table-cell>
          <table:table-cell/>
          <table:table-cell table:content-validation-name="val1"/>
          <table:table-cell table:number-columns-repeated="4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Extra Spectacles</text:p>
          </table:table-cell>
          <table:table-cell/>
          <table:table-cell table:content-validation-name="val1"/>
          <table:table-cell table:number-columns-repeated="4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An old newspaper</text:p>
          </table:table-cell>
          <table:table-cell/>
          <table:table-cell table:content-validation-name="val1"/>
          <table:table-cell table:number-columns-repeated="4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Tissues</text:p>
          </table:table-cell>
          <table:table-cell/>
          <table:table-cell table:content-validation-name="val1"/>
          <table:table-cell table:number-columns-repeated="4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Extra earplugs</text:p>
          </table:table-cell>
          <table:table-cell/>
          <table:table-cell table:content-validation-name="val1"/>
          <table:table-cell table:number-columns-repeated="4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Handkerchiefs</text:p>
          </table:table-cell>
          <table:table-cell/>
          <table:table-cell table:content-validation-name="val1"/>
          <table:table-cell table:number-columns-repeated="4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Hand towel</text:p>
          </table:table-cell>
          <table:table-cell/>
          <table:table-cell table:content-validation-name="val1"/>
          <table:table-cell table:number-columns-repeated="4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Sunscreen</text:p>
          </table:table-cell>
          <table:table-cell/>
          <table:table-cell table:content-validation-name="val1"/>
          <table:table-cell table:number-columns-repeated="4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Safety pins</text:p>
          </table:table-cell>
          <table:table-cell/>
          <table:table-cell table:content-validation-name="val1"/>
          <table:table-cell table:number-columns-repeated="4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Clothes pins</text:p>
          </table:table-cell>
          <table:table-cell/>
          <table:table-cell table:content-validation-name="val1"/>
          <table:table-cell table:number-columns-repeated="4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Extra spectacles</text:p>
          </table:table-cell>
          <table:table-cell/>
          <table:table-cell table:content-validation-name="val1"/>
          <table:table-cell table:number-columns-repeated="4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A bed sheet</text:p>
          </table:table-cell>
          <table:table-cell/>
          <table:table-cell table:content-validation-name="val1"/>
          <table:table-cell table:number-columns-repeated="4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Diary &amp; Pen</text:p>
          </table:table-cell>
          <table:table-cell/>
          <table:table-cell table:content-validation-name="val1"/>
          <table:table-cell table:number-columns-repeated="4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Big polythene bags</text:p>
          </table:table-cell>
          <table:table-cell/>
          <table:table-cell table:content-validation-name="val1"/>
          <table:table-cell table:number-columns-repeated="4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Deodorant</text:p>
          </table:table-cell>
          <table:table-cell/>
          <table:table-cell table:content-validation-name="val1"/>
          <table:table-cell table:number-columns-repeated="4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Cash – stored in different places</text:p>
          </table:table-cell>
          <table:table-cell/>
          <table:table-cell table:content-validation-name="val1"/>
          <table:table-cell table:number-columns-repeated="4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Cable lock</text:p>
          </table:table-cell>
          <table:table-cell/>
          <table:table-cell table:content-validation-name="val1"/>
          <table:table-cell table:number-columns-repeated="4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Liquid detergent for clothes</text:p>
          </table:table-cell>
          <table:table-cell/>
          <table:table-cell table:content-validation-name="val1"/>
          <table:table-cell table:number-columns-repeated="4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Sanitizer</text:p>
          </table:table-cell>
          <table:table-cell/>
          <table:table-cell table:content-validation-name="val1"/>
          <table:table-cell table:number-columns-repeated="4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Extra can of pepper spray</text:p>
          </table:table-cell>
          <table:table-cell/>
          <table:table-cell table:content-validation-name="val1"/>
          <table:table-cell table:number-columns-repeated="4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Hand towel</text:p>
          </table:table-cell>
          <table:table-cell/>
          <table:table-cell table:content-validation-name="val1"/>
          <table:table-cell table:number-columns-repeated="4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Hairbands</text:p>
          </table:table-cell>
          <table:table-cell/>
          <table:table-cell table:content-validation-name="val1"/>
          <table:table-cell table:number-columns-repeated="4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Paper soap</text:p>
          </table:table-cell>
          <table:table-cell/>
          <table:table-cell table:content-validation-name="val1"/>
          <table:table-cell table:number-columns-repeated="4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Toothpicks</text:p>
          </table:table-cell>
          <table:table-cell/>
          <table:table-cell table:content-validation-name="val1"/>
          <table:table-cell table:number-columns-repeated="4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Masks</text:p>
          </table:table-cell>
          <table:table-cell/>
          <table:table-cell table:content-validation-name="val1"/>
          <table:table-cell table:number-columns-repeated="4"/>
          <table:table-cell table:content-validation-name="val1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  <table:table-cell table:content-validation-name="val1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3" table:number-rows-spanned="1">
            <text:p>RAIN GEAR</text:p>
          </table:table-cell>
          <table:covered-table-cell table:style-name="ce15"/>
          <table:covered-table-cell/>
          <table:table-cell table:number-columns-repeated="4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Rain Jacket</text:p>
          </table:table-cell>
          <table:table-cell/>
          <table:table-cell table:content-validation-name="val1"/>
          <table:table-cell table:number-columns-repeated="4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Rain Pants</text:p>
          </table:table-cell>
          <table:table-cell/>
          <table:table-cell table:content-validation-name="val1"/>
          <table:table-cell table:number-columns-repeated="4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Waterproof Socks</text:p>
          </table:table-cell>
          <table:table-cell/>
          <table:table-cell table:content-validation-name="val1"/>
          <table:table-cell table:number-columns-repeated="4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Leg Gaiters</text:p>
          </table:table-cell>
          <table:table-cell/>
          <table:table-cell table:content-validation-name="val1"/>
          <table:table-cell table:number-columns-repeated="4"/>
          <table:table-cell table:content-validation-name="val1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  <table:table-cell table:content-validation-name="val1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3" table:number-rows-spanned="1">
            <text:p>WINTER GEAR</text:p>
          </table:table-cell>
          <table:covered-table-cell table:style-name="ce15"/>
          <table:covered-table-cell/>
          <table:table-cell table:number-columns-repeated="4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Thermals Top and Bottom</text:p>
          </table:table-cell>
          <table:table-cell/>
          <table:table-cell table:content-validation-name="val1"/>
          <table:table-cell table:number-columns-repeated="4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Winter Gloves</text:p>
          </table:table-cell>
          <table:table-cell/>
          <table:table-cell table:content-validation-name="val1"/>
          <table:table-cell table:number-columns-repeated="4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Winter Jacket/ Hoodie</text:p>
          </table:table-cell>
          <table:table-cell/>
          <table:table-cell table:content-validation-name="val1"/>
          <table:table-cell table:number-columns-repeated="4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Winter Liner for Riding Pants</text:p>
          </table:table-cell>
          <table:table-cell/>
          <table:table-cell table:content-validation-name="val1"/>
          <table:table-cell table:number-columns-repeated="4"/>
          <table:table-cell table:content-validation-name="val1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  <table:table-cell table:content-validation-name="val1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3" table:number-rows-spanned="1">
            <text:p>GO PRO KIT</text:p>
          </table:table-cell>
          <table:covered-table-cell table:style-name="ce15"/>
          <table:covered-table-cell/>
          <table:table-cell table:number-columns-repeated="4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Go Pro</text:p>
          </table:table-cell>
          <table:table-cell/>
          <table:table-cell table:content-validation-name="val1"/>
          <table:table-cell table:number-columns-repeated="4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Chin Mount</text:p>
          </table:table-cell>
          <table:table-cell/>
          <table:table-cell table:content-validation-name="val1"/>
          <table:table-cell table:number-columns-repeated="4"/>
          <table:table-cell table:content-validation-name="val1"/>
          <table:table-cell table:number-columns-repeated="2"/>
        </table:table-row>
        <table:table-row table:style-name="ro1">
          <table:table-cell office:value-type="string" calcext:value-type="string">
            <text:p>Extra battery</text:p>
          </table:table-cell>
          <table:table-cell/>
          <table:table-cell table:content-validation-name="val1"/>
          <table:table-cell table:number-columns-repeated="4"/>
          <table:table-cell table:content-validation-name="val1"/>
          <table:table-cell table:number-columns-repeated="2"/>
        </table:table-row>
        <calcext:conditional-formats>
          <calcext:conditional-format calcext:target-range-address="Master.B102:Master.B105 Master.B28:Master.B41 Master.B43:Master.B56 Master.B58:Master.B88 Master.B90:Master.B94 Master.B96:Master.B100">
            <calcext:condition calcext:apply-style-name="Untitled7" calcext:value="formula-is(ISBLANK([.$C$28:.$C$105]))" calcext:base-cell-address="Master.B28"/>
            <calcext:condition calcext:apply-style-name="Untitled9" calcext:value="formula-is([.$C$28:.$C$105]=[.$A$8])" calcext:base-cell-address="Master.B28"/>
            <calcext:condition calcext:apply-style-name="Untitled10" calcext:value="formula-is([.$C$28:.$C$105]=[.$A$9])" calcext:base-cell-address="Master.B28"/>
            <calcext:condition calcext:apply-style-name="Untitled11" calcext:value="formula-is([.$C$28:.$C$105]=[.$A$10])" calcext:base-cell-address="Master.B28"/>
            <calcext:condition calcext:apply-style-name="Untitled12" calcext:value="formula-is([.$C$28:.$C$105]=[.$A$11])" calcext:base-cell-address="Master.B28"/>
            <calcext:condition calcext:apply-style-name="Untitled13" calcext:value="formula-is([.$C$28:.$C$105]=[.$A$12])" calcext:base-cell-address="Master.B28"/>
          </calcext:conditional-format>
          <calcext:conditional-format calcext:target-range-address="Master.G54:Master.G105 Master.G28:Master.G35 Master.G38:Master.G41 Master.G44:Master.G50">
            <calcext:condition calcext:apply-style-name="Untitled7" calcext:value="formula-is(ISBLANK([.$H$28:.$H$105]))" calcext:base-cell-address="Master.G28"/>
            <calcext:condition calcext:apply-style-name="Untitled9" calcext:value="formula-is([.$H$28:.$H$105]=[.$A$8])" calcext:base-cell-address="Master.G28"/>
            <calcext:condition calcext:apply-style-name="Untitled10" calcext:value="formula-is([.$H$28:.$H$105]=[.$A$9])" calcext:base-cell-address="Master.G28"/>
            <calcext:condition calcext:apply-style-name="Untitled11" calcext:value="formula-is([.$H$28:.$H$105]=[.$A$10])" calcext:base-cell-address="Master.G28"/>
            <calcext:condition calcext:apply-style-name="Untitled12" calcext:value="formula-is([.$H$28:.$H$105]=[.$A$11])" calcext:base-cell-address="Master.G28"/>
            <calcext:condition calcext:apply-style-name="Untitled13" calcext:value="formula-is([.$H$28:.$H$105]=[.$A$12])" calcext:base-cell-address="Master.G2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81d41a"/>
    </style:style>
    <style:style style:name="Untitled2" style:family="table-cell" style:parent-style-name="Default">
      <style:table-cell-properties fo:background-color="#ff4000"/>
    </style:style>
    <style:style style:name="Untitled3" style:family="table-cell" style:parent-style-name="Default">
      <style:table-cell-properties fo:background-color="#81d41a"/>
    </style:style>
    <style:style style:name="Untitled4" style:family="table-cell" style:parent-style-name="Default">
      <style:table-cell-properties fo:background-color="#ff4000" style:diagonal-bl-tr="none" style:diagonal-tl-br="none"/>
    </style:style>
    <style:style style:name="Untitled5" style:family="table-cell" style:parent-style-name="Default">
      <style:table-cell-properties fo:background-color="#afd095"/>
    </style:style>
    <style:style style:name="Untitled6" style:family="table-cell" style:parent-style-name="Default">
      <style:table-cell-properties fo:background-color="#81d41a"/>
    </style:style>
    <style:style style:name="Untitled7" style:family="table-cell" style:parent-style-name="Default">
      <style:table-cell-properties fo:background-color="#000000"/>
    </style:style>
    <style:style style:name="Untitled8" style:family="table-cell" style:parent-style-name="Default">
      <style:table-cell-properties fo:background-color="#00a933"/>
    </style:style>
    <style:style style:name="Untitled9" style:family="table-cell" style:parent-style-name="Default">
      <style:table-cell-properties fo:background-color="#00a933"/>
    </style:style>
    <style:style style:name="Untitled10" style:family="table-cell" style:parent-style-name="Default">
      <style:table-cell-properties fo:background-color="#bf819e" style:diagonal-bl-tr="none" style:diagonal-tl-br="none"/>
    </style:style>
    <style:style style:name="Untitled11" style:family="table-cell" style:parent-style-name="Default">
      <style:table-cell-properties fo:background-color="#ff860d"/>
    </style:style>
    <style:style style:name="Untitled12" style:family="table-cell" style:parent-style-name="Default">
      <style:table-cell-properties fo:background-color="#ffff38"/>
    </style:style>
    <style:style style:name="Untitled13" style:family="table-cell" style:parent-style-name="Default">
      <style:table-cell-properties fo:background-color="#3465a4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30T02:09:51.689000000</dc:date>
    <meta:editing-duration>PT21H23M24S</meta:editing-duration>
    <meta:editing-cycles>47</meta:editing-cycles>
    <meta:generator>LibreOffice/7.3.6.2$Windows_X86_64 LibreOffice_project/c28ca90fd6e1a19e189fc16c05f8f8924961e12e</meta:generator>
    <meta:document-statistic meta:table-count="1" meta:cell-count="118" meta:object-count="2"/>
  </office:meta>
</office:document-meta>
</file>